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arityMat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ohan</text:p>
            <text:p>Fredrik</text:p>
            <text:p>Jakob</text:p>
            <text:p>Mart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want to give money or help out</text:p>
              </text:list-item>
              <text:list-item>
                <text:p>There are a lot of charities</text:p>
              </text:list-item>
              <text:list-item>
                <text:p>How do you know which fits you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we wa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nnect people willing to give and contribute with the organizations who matches their interests</text:p>
              </text:list-item>
              <text:list-item>
                <text:p>Expose and promote smaller organizations <text:s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c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totype</text:p>
              </text:list-item>
              <text:list-item>
                <text:p>The website</text:p>
                <text:p/>
                <text:p><text:span text:style-name="T1">Not focus</text:span></text:p>
              </text:list-item>
              <text:list-item>
                <text:p>Data collec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9.003cm" svg:height="1.517cm" svg:x="8.777cm" svg:y="7.874cm">
          <draw:text-box>
            <text:p text:style-name="P2"><text:span text:style-name="T2">Let us show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up screen shots 1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up screen shots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11:46.749191798</meta:creation-date>
    <dc:date>2016-12-03T19:07:31.234389939</dc:date>
    <meta:editing-duration>PT1M43S</meta:editing-duration>
    <meta:editing-cycles>1</meta:editing-cycles>
    <meta:document-statistic meta:object-count="54"/>
    <meta:generator>LibreOffice/5.1.4.2$Linux_X86_64 LibreOffice_project/10m0$Build-2</meta:generator>
  </office:meta>
</office:document-meta>
</file>